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9bb" officeooo:paragraph-rsid="001429bb"/>
    </style:style>
    <style:style style:name="P2" style:family="paragraph" style:parent-style-name="Standard">
      <style:paragraph-properties fo:break-before="column"/>
      <style:text-properties officeooo:rsid="001429bb" officeooo:paragraph-rsid="001429bb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2.328cm" fo:min-width="2.1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tadelo.es</text:p>
      <text:p text:style-name="P1"/>
      <text:p text:style-name="P1"><draw:custom-shape text:anchor-type="paragraph" draw:z-index="0" draw:name="Forma 2" draw:style-name="gr1" draw:text-style-name="P3" svg:width="2.144cm" svg:height="2.329cm" svg:x="0.139cm" svg:y="0.473cm"><text:p/><draw:enhanced-geometry svg:viewBox="0 0 21600 21600" draw:type="rectangle" draw:enhanced-path="M 0 0 L 21600 0 21600 21600 0 21600 0 0 Z N"/></draw:custom-shape>Servidor de nombres</text:p>
      <text:p text:style-name="P1"/>
      <text:p text:style-name="P1"/>
      <text:p text:style-name="P1"/>
      <text:p text:style-name="P1"/>
      <text:p text:style-name="P1"/>
      <text:p text:style-name="P1">ns.mortadelo.es</text:p>
      <text:p text:style-name="P1"><text:a xlink:type="simple" xlink:href="http://www.mortadelo.es/" text:style-name="Internet_20_link" text:visited-style-name="Visited_20_Internet_20_Link">www.mortadelo.es</text:a></text:p>
      <text:p text:style-name="P1">89.88.77.66</text:p>
      <text:p text:style-name="P1"/>
      <text:p text:style-name="P1"/>
      <text:p text:style-name="P1"><draw:custom-shape text:anchor-type="paragraph" draw:z-index="1" draw:name="Forma 1" draw:style-name="gr1" draw:text-style-name="P3" svg:width="2.144cm" svg:height="2.329cm" svg:x="0.139cm" svg:y="0.473cm"><text:p/><draw:enhanced-geometry svg:viewBox="0 0 21600 21600" draw:type="rectangle" draw:enhanced-path="M 0 0 L 21600 0 21600 21600 0 21600 0 0 Z N"/></draw:custom-shape>Servidor de nombres</text:p>
      <text:p text:style-name="P1"/>
      <text:p text:style-name="P1"/>
      <text:p text:style-name="P1"/>
      <text:p text:style-name="P1"/>
      <text:p text:style-name="P1"/>
      <text:p text:style-name="P1">backoffice.mortadelo.es</text:p>
      <text:p text:style-name="P1">92.33.22.11</text:p>
      <text:p text:style-name="P1"/>
      <text:p text:style-name="P2">mortadelo.es<text:tab/><text:tab/>NS<text:tab/>ns.mortadelo.es.</text:p>
      <text:p text:style-name="P1">ns.mortadelo.es.<text:tab/>A<text:tab/>89.88.77.66</text:p>
      <text:p text:style-name="P1"><text:a xlink:type="simple" xlink:href="http://www.mortadelo.es/" text:style-name="Internet_20_link" text:visited-style-name="Visited_20_Internet_20_Link">www.mortadelo.es</text:a>.<text:tab/>A<text:tab/>89.88.77.66</text:p>
      <text:p text:style-name="P1">Backoffice.mortadelo.es<text:tab/>A<text:tab/>92.33.22.1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1:02:24.625584037</meta:creation-date>
    <dc:date>2023-10-05T11:16:26.478893032</dc:date>
    <meta:editing-duration>PT3M51S</meta:editing-duration>
    <meta:editing-cycles>1</meta:editing-cycles>
    <meta:document-statistic meta:table-count="0" meta:image-count="0" meta:object-count="0" meta:page-count="1" meta:paragraph-count="12" meta:word-count="24" meta:character-count="257" meta:non-whitespace-character-count="244"/>
    <meta:generator>LibreOffice/7.3.7.2$Linux_X86_64 LibreOffice_project/30$Build-2</meta:generator>
  </office:meta>
</office:document-meta>
</file>